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7pt" officeooo:rsid="0013980f" officeooo:paragraph-rsid="0013980f" style:font-size-asian="7pt" style:font-size-complex="7pt"/>
    </style:style>
    <style:style style:name="P2" style:family="paragraph" style:parent-style-name="Standard">
      <style:text-properties style:font-name="Courier 10 Pitch" fo:font-size="7pt" officeooo:rsid="0013980f" officeooo:paragraph-rsid="00148bb2" style:font-size-asian="7pt" style:font-size-complex="7pt"/>
    </style:style>
    <style:style style:name="P3" style:family="paragraph" style:parent-style-name="Standard">
      <style:text-properties style:font-name="Courier 10 Pitch" fo:font-size="7pt" officeooo:rsid="0013980f" officeooo:paragraph-rsid="0015890d" style:font-size-asian="7pt" style:font-size-complex="7pt"/>
    </style:style>
    <style:style style:name="P4" style:family="paragraph" style:parent-style-name="Standard">
      <style:text-properties style:font-name="Courier 10 Pitch" fo:font-size="7pt" fo:font-weight="bold" officeooo:rsid="0013980f" officeooo:paragraph-rsid="0013980f" style:font-size-asian="7pt" style:font-weight-asian="bold" style:font-size-complex="7pt" style:font-weight-complex="bold"/>
    </style:style>
    <style:style style:name="P5" style:family="paragraph" style:parent-style-name="Standard">
      <style:text-properties style:font-name="Courier 10 Pitch" fo:font-size="7pt" fo:font-weight="bold" officeooo:rsid="0013980f" officeooo:paragraph-rsid="0015890d" style:font-size-asian="7pt" style:font-weight-asian="bold" style:font-size-complex="7pt" style:font-weight-complex="bold"/>
    </style:style>
    <style:style style:name="T1" style:family="text">
      <style:text-properties style:font-name="Courier 10 Pitch" fo:font-size="7pt" fo:font-weight="bold" officeooo:rsid="0013980f" style:font-size-asian="7pt" style:font-weight-asian="bold" style:font-size-complex="7pt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////////////////////////////////////////////</text:p>
      <text:p text:style-name="P4">// config.js</text:p>
      <text:p text:style-name="P4">/////////////////////////////////////////////</text:p>
      <text:p text:style-name="P1"/>
      <text:p text:style-name="P1">const DIFFICULTY = 4;</text:p>
      <text:p text:style-name="P1">const MINE_RATE = 3000;</text:p>
      <text:p text:style-name="P1">module.exports = { DIFFICULTY, MINE_RATE };</text:p>
      <text:p text:style-name="P1"/>
      <text:p text:style-name="P1"/>
      <text:p text:style-name="P1"/>
      <text:p text:style-name="P3">/*</text:p>
      <text:p text:style-name="P3">Run instance 1 on HTTP:3001 e WS:5001 in terminal 1:</text:p>
      <text:p text:style-name="P3">$ npm run dev</text:p>
      <text:p text:style-name="P3"/>
      <text:p text:style-name="P3">Run instance 2 on HTTP:3002 e WS:5002 in terminal 2:</text:p>
      <text:p text:style-name="P3">$ HTTP_PORT=3002 P2P_PORT=5002 PEERS=ws://localhost:5001 npm run dev</text:p>
      <text:p text:style-name="P3"/>
      <text:p text:style-name="P3">Run instance 3 on HTTP:3003 e WS:5003 in terminal 3:</text:p>
      <text:p text:style-name="P3">$ HTTP_PORT=3003 P2P_PORT=5003 PEERS=ws://localhost:5001, <text:s text:c="43"/></text:p>
      <text:p text:style-name="P3"><text:s text:c="37"/>ws://localhost:5002 npm run dev</text:p>
      <text:p text:style-name="P3">*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/////////////////////////////////////////////</text:p>
      <text:p text:style-name="P4">// app/index.js</text:p>
      <text:p text:style-name="P4">/////////////////////////////////////////////</text:p>
      <text:p text:style-name="P4"/>
      <text:p text:style-name="P1">const express = require('express');</text:p>
      <text:p text:style-name="P1">const bodyParser = require('body-parser');</text:p>
      <text:p text:style-name="P1">const Blockchain = require('../blockchain');</text:p>
      <text:p text:style-name="P1">const P2pServer = require('./p2p-server');</text:p>
      <text:p text:style-name="P1"/>
      <text:p text:style-name="P1">const HTTP_PORT = process.env.HTTP_PORT || 3001;</text:p>
      <text:p text:style-name="P1"><text:s/>// $ HTTP_PORT=3002 npm run dev</text:p>
      <text:p text:style-name="P1"/>
      <text:p text:style-name="P1">const app = express();</text:p>
      <text:p text:style-name="P1">const bc = new Blockchain();</text:p>
      <text:p text:style-name="P1">const p2pServer = new P2pServer(bc);</text:p>
      <text:p text:style-name="P1"/>
      <text:p text:style-name="P1">app.use(bodyParser.json());</text:p>
      <text:p text:style-name="P1"/>
      <text:p text:style-name="P1">app.get('/blocks', (req, res) =&gt; {</text:p>
      <text:p text:style-name="P1"><text:s text:c="2"/>res.json(bc.chain);</text:p>
      <text:p text:style-name="P1">});</text:p>
      <text:p text:style-name="P1"/>
      <text:p text:style-name="P1">app.post('/mine', (req, res) =&gt; {</text:p>
      <text:p text:style-name="P1"><text:s text:c="2"/>const block = bc.addBlock(req.body.data);</text:p>
      <text:p text:style-name="P1"><text:s text:c="2"/>console.log(`New block added: ${block.toString()}`);</text:p>
      <text:p text:style-name="P1"/>
      <text:p text:style-name="P1"><text:s text:c="2"/>p2pServer.syncChains();</text:p>
      <text:p text:style-name="P1"/>
      <text:p text:style-name="P1"><text:s text:c="2"/>res.redirect('/blocks');</text:p>
      <text:p text:style-name="P1">});</text:p>
      <text:p text:style-name="P1"/>
      <text:p text:style-name="P1">app.listen(HTTP_PORT, () =&gt; </text:p>
      <text:p text:style-name="P1"><text:tab/>console.log(`Listening on port: ${HTTP_PORT}`));</text:p>
      <text:p text:style-name="P1">p2pServer.listen();</text:p>
      <text:p text:style-name="P1"><text:span text:style-name="T2">/////////////////////////////////////////////</text:span></text:p>
      <text:p text:style-name="P4">// app/p2p-server.js</text:p>
      <text:p text:style-name="P4">/////////////////////////////////////////////</text:p>
      <text:p text:style-name="P1"><text:span text:style-name="T2"/></text:p>
      <text:p text:style-name="P1">const Websocket = require('ws');</text:p>
      <text:p text:style-name="P1">const P2P_PORT = process.env.P2P_PORT || 5001;</text:p>
      <text:p text:style-name="P4">// $ HTTP_PORT=3002 P2P_PORT=5003 PEERS=ws://localhost:5001,ws://localhost:5002 npm run dev</text:p>
      <text:p text:style-name="P1">const peers = process.env.PEERS ? process.env.PEERS.split(',') : [];</text:p>
      <text:p text:style-name="P1"/>
      <text:p text:style-name="P1">class P2pServer {</text:p>
      <text:p text:style-name="P1"><text:s text:c="2"/>constructor(blockchain) {</text:p>
      <text:p text:style-name="P1"><text:s text:c="4"/>this.blockchain = blockchain;</text:p>
      <text:p text:style-name="P1"><text:s text:c="4"/>this.sockets = [];</text:p>
      <text:p text:style-name="P1"/>
      <text:p text:style-name="P1"><text:s text:c="2"/>}</text:p>
      <text:p text:style-name="P1"/>
      <text:p text:style-name="P1"><text:s text:c="2"/>listen() {</text:p>
      <text:p text:style-name="P1"><text:s text:c="4"/>const server = new Websocket.Server({ port: P2P_PORT });</text:p>
      <text:p text:style-name="P1"><text:s text:c="4"/>server.on('connection', socket =&gt; this.connectSocket(socket));</text:p>
      <text:p text:style-name="P1"/>
      <text:p text:style-name="P1"><text:s text:c="4"/>this.connectToPeers();</text:p>
      <text:p text:style-name="P1"/>
      <text:p text:style-name="P1"><text:s text:c="4"/>console.log(</text:p>
      <text:p text:style-name="P1"><text:s text:c="8"/>`Listening for peer-to-peer connections on: ${P2P_PORT}`);</text:p>
      <text:p text:style-name="P1"><text:s text:c="2"/>}</text:p>
      <text:p text:style-name="P1"/>
      <text:p text:style-name="P1"><text:s text:c="2"/>connectToPeers() {</text:p>
      <text:p text:style-name="P1"><text:s text:c="4"/>peers.forEach(peer =&gt; {</text:p>
      <text:p text:style-name="P1"><text:s text:c="6"/>const socket = new Websocket(peer);</text:p>
      <text:p text:style-name="P1"><text:s text:c="6"/>socket.on('open', () =&gt; this.connectSocket(socket));</text:p>
      <text:p text:style-name="P1"><text:s text:c="4"/>});</text:p>
      <text:p text:style-name="P1"><text:s text:c="2"/>}</text:p>
      <text:p text:style-name="P1"/>
      <text:p text:style-name="P1"><text:s text:c="2"/>connectSocket(socket) {</text:p>
      <text:p text:style-name="P1"><text:s text:c="4"/>this.sockets.push(socket);</text:p>
      <text:p text:style-name="P1"><text:s text:c="4"/>console.log('Socket connected');</text:p>
      <text:p text:style-name="P1"/>
      <text:p text:style-name="P1"><text:s text:c="4"/>this.messageHandler(socket);</text:p>
      <text:p text:style-name="P1"/>
      <text:p text:style-name="P1"><text:s text:c="4"/>// socket.send(JSON.stringify(this.blockchain.chain));</text:p>
      <text:p text:style-name="P1"><text:s text:c="4"/>this.sendChain(socket);</text:p>
      <text:p text:style-name="P1"><text:s text:c="2"/>}</text:p>
      <text:p text:style-name="P1"/>
      <text:p text:style-name="P1"><text:s text:c="2"/>messageHandler(socket) {</text:p>
      <text:p text:style-name="P1"><text:s text:c="4"/>socket.on('message', message =&gt; {</text:p>
      <text:p text:style-name="P1"><text:s text:c="6"/>const data = JSON.parse(message);</text:p>
      <text:p text:style-name="P1"><text:s text:c="6"/>// console.log('data', data);</text:p>
      <text:p text:style-name="P1"/>
      <text:p text:style-name="P1"><text:s text:c="6"/>this.blockchain.replaceChain(data);</text:p>
      <text:p text:style-name="P1"><text:s text:c="4"/>});</text:p>
      <text:p text:style-name="P1"><text:s text:c="2"/>}</text:p>
      <text:p text:style-name="P1"/>
      <text:p text:style-name="P1"><text:s text:c="2"/>sendChain(socket) {</text:p>
      <text:p text:style-name="P1"><text:s text:c="4"/>socket.send(JSON.stringify(this.blockchain.chain));</text:p>
      <text:p text:style-name="P1"><text:s text:c="2"/>}</text:p>
      <text:p text:style-name="P1"/>
      <text:p text:style-name="P1"><text:s text:c="2"/>syncChains() {</text:p>
      <text:p text:style-name="P1"><text:s text:c="4"/>this.sockets.forEach(socket =&gt; {</text:p>
      <text:p text:style-name="P1"><text:s text:c="6"/>this.sockets.forEach(socket =&gt; this.sendChain(socket));</text:p>
      <text:p text:style-name="P1"><text:s text:c="4"/>});</text:p>
      <text:p text:style-name="P1"><text:s text:c="2"/>}</text:p>
      <text:p text:style-name="P1">}</text:p>
      <text:p text:style-name="P1"/>
      <text:p text:style-name="P1">module.exports = P2pServer;</text:p>
      <text:p text:style-name="P1"><text:soft-page-break/><text:span text:style-name="T2">/////////////////////////////////////////////</text:span></text:p>
      <text:p text:style-name="P4">// blockchain/block.js</text:p>
      <text:p text:style-name="P4">/////////////////////////////////////////////</text:p>
      <text:p text:style-name="P1"/>
      <text:p text:style-name="P1">const SHA256 = require('crypto-js/sha256');</text:p>
      <text:p text:style-name="P1">const { DIFFICULTY, MINE_RATE } = require('../config');</text:p>
      <text:p text:style-name="P1"/>
      <text:p text:style-name="P1">class Block {</text:p>
      <text:p text:style-name="P1"><text:s text:c="2"/>constructor(timestamp, lastHash, hash, data, nonce, difficulty) {</text:p>
      <text:p text:style-name="P1"><text:s text:c="4"/>this.timestamp = timestamp;</text:p>
      <text:p text:style-name="P1"><text:s text:c="4"/>this.lastHash = lastHash;</text:p>
      <text:p text:style-name="P1"><text:s text:c="4"/>this.hash = hash;</text:p>
      <text:p text:style-name="P1"><text:s text:c="4"/>this.data = data;</text:p>
      <text:p text:style-name="P1"><text:s text:c="4"/>this.nonce = nonce;</text:p>
      <text:p text:style-name="P1"><text:s text:c="4"/>this.difficulty = difficulty || DIFFICULTY;</text:p>
      <text:p text:style-name="P1"><text:s text:c="2"/>}</text:p>
      <text:p text:style-name="P1"/>
      <text:p text:style-name="P1"><text:s text:c="2"/>toString() {</text:p>
      <text:p text:style-name="P1"><text:s text:c="4"/>return `Block -</text:p>
      <text:p text:style-name="P1"><text:s text:c="6"/>Timestamp : ${this.timestamp}</text:p>
      <text:p text:style-name="P1"><text:s text:c="6"/>Last Hash : ${this.lastHash}</text:p>
      <text:p text:style-name="P1"><text:s text:c="6"/>Hash <text:s text:c="5"/>: ${this.hash}</text:p>
      <text:p text:style-name="P1"><text:s text:c="6"/>Nonce <text:s text:c="4"/>: ${this.nonce}</text:p>
      <text:p text:style-name="P1"><text:s text:c="6"/>Difficulty: ${this.difficulty}</text:p>
      <text:p text:style-name="P1"><text:s text:c="6"/>Data <text:s text:c="5"/>: ${this.data}`;</text:p>
      <text:p text:style-name="P1"><text:s text:c="2"/>}</text:p>
      <text:p text:style-name="P1"/>
      <text:p text:style-name="P1"/>
      <text:p text:style-name="P1"><text:s text:c="2"/>static genesis() {</text:p>
      <text:p text:style-name="P1"><text:s text:c="4"/>const timestamp = 1528139001561;</text:p>
      <text:p text:style-name="P2"><text:s text:c="4"/>const lastHash <text:s/>= '000 … 000ce1e9a2000 … 000';</text:p>
      <text:p text:style-name="P1"><text:s text:c="4"/>const data = [{"Block":"Genesis"}];</text:p>
      <text:p text:style-name="P1"><text:s text:c="4"/>const nonce = 0;</text:p>
      <text:p text:style-name="P1"><text:s text:c="4"/>const difficulty = DIFFICULTY;</text:p>
      <text:p text:style-name="P2"><text:s text:c="4"/>const hash = Block.hash(timestamp, lastHash, data, nonce, difficulty);</text:p>
      <text:p text:style-name="P1"/>
      <text:p text:style-name="P1"><text:s text:c="4"/>return new this(timestamp, lastHash, hash, data, nonce);</text:p>
      <text:p text:style-name="P1"><text:s text:c="2"/>}</text:p>
      <text:p text:style-name="P1"/>
      <text:p text:style-name="P1"><text:s text:c="2"/>static mineBlock(lastBlock, data) {</text:p>
      <text:p text:style-name="P1"><text:s text:c="4"/>const lastHash = lastBlock.hash;</text:p>
      <text:p text:style-name="P1"><text:s text:c="4"/>let hash, timestamp;</text:p>
      <text:p text:style-name="P1"><text:s text:c="4"/>let { difficulty } = lastBlock;</text:p>
      <text:p text:style-name="P1"><text:s text:c="4"/>let nonce = 0;</text:p>
      <text:p text:style-name="P1"/>
      <text:p text:style-name="P1"><text:s text:c="4"/>do {</text:p>
      <text:p text:style-name="P1"><text:s text:c="6"/>nonce++;</text:p>
      <text:p text:style-name="P1"><text:s text:c="6"/>timestamp = Date.now();</text:p>
      <text:p text:style-name="P1"><text:s text:c="6"/>difficulty = Block.adjustDifficulty(lastBlock, timestamp);</text:p>
      <text:p text:style-name="P2"><text:s text:c="6"/>hash = Block.hash(timestamp, lastHash, data, nonce, difficulty);</text:p>
      <text:p text:style-name="P1"><text:s text:c="4"/>} while (hash.substring(0, difficulty) !== '0'.repeat(difficulty));</text:p>
      <text:p text:style-name="P1"/>
      <text:p text:style-name="P2"><text:s text:c="4"/>return new this(timestamp, lastHash, hash, data, nonce, difficulty);</text:p>
      <text:p text:style-name="P1"><text:s text:c="2"/>}</text:p>
      <text:p text:style-name="P1"/>
      <text:p text:style-name="P1"><text:s text:c="2"/>static hash(timestamp, lastHash, data, nonce, difficulty) {</text:p>
      <text:p text:style-name="P2"><text:s text:c="4"/>return SHA256(`${timestamp}${lastHash}${data}${nonce}${difficulty}`).toString();</text:p>
      <text:p text:style-name="P1"><text:s text:c="2"/>}</text:p>
      <text:p text:style-name="P1"/>
      <text:p text:style-name="P1"/>
      <text:p text:style-name="P1"><text:s text:c="2"/>static blockHash(block) {</text:p>
      <text:p text:style-name="P1"><text:s text:c="4"/>const { timestamp, lastHash, data, nonce, difficulty } = block;</text:p>
      <text:p text:style-name="P1"><text:s text:c="4"/>return Block.hash(timestamp, lastHash, data, nonce, difficulty);</text:p>
      <text:p text:style-name="P1"><text:s text:c="2"/>}</text:p>
      <text:p text:style-name="P1"/>
      <text:p text:style-name="P1"><text:s text:c="2"/>static adjustDifficulty(lastBlock, currentTime) {</text:p>
      <text:p text:style-name="P1"><text:s text:c="4"/>let { difficulty } = lastBlock;</text:p>
      <text:p text:style-name="P1"/>
      <text:p text:style-name="P2"><text:s text:c="4"/>difficulty = lastBlock.timestamp + MINE_RATE &gt; currentTime ? difficulty + 1 : </text:p>
      <text:p text:style-name="P2"><text:s text:c="65"/>difficulty - 1;</text:p>
      <text:p text:style-name="P1"><text:s text:c="4"/>return difficulty;</text:p>
      <text:p text:style-name="P1"><text:s text:c="2"/>}</text:p>
      <text:p text:style-name="P1">}</text:p>
      <text:p text:style-name="P1"/>
      <text:p text:style-name="P1">module.exports = Block;</text:p>
      <text:p text:style-name="P1"/>
      <text:p text:style-name="P1"/>
      <text:p text:style-name="P1"/>
      <text:p text:style-name="P1"/>
      <text:p text:style-name="P1"/>
      <text:p text:style-name="P1"/>
      <text:p text:style-name="P4">/////////////////////////////////////////////</text:p>
      <text:p text:style-name="P4">// blockchain/index.js</text:p>
      <text:p text:style-name="P4">/////////////////////////////////////////////</text:p>
      <text:p text:style-name="P4"/>
      <text:p text:style-name="P1">const Block = require('./block');</text:p>
      <text:p text:style-name="P1"/>
      <text:p text:style-name="P1">class Blockchain {</text:p>
      <text:p text:style-name="P1"><text:s text:c="2"/>constructor() {</text:p>
      <text:p text:style-name="P1"><text:s text:c="4"/>this.chain = [Block.genesis()];</text:p>
      <text:p text:style-name="P1"><text:s text:c="2"/>}</text:p>
      <text:p text:style-name="P1"/>
      <text:p text:style-name="P1"><text:s text:c="2"/>addBlock(data) {</text:p>
      <text:p text:style-name="P1"><text:s text:c="4"/>const block = Block.mineBlock(this.chain[this.chain.length-1], data);</text:p>
      <text:p text:style-name="P1"><text:s text:c="4"/>this.chain.push(block);</text:p>
      <text:p text:style-name="P1"><text:s text:c="4"/>return block;</text:p>
      <text:p text:style-name="P1"><text:s text:c="2"/>}</text:p>
      <text:p text:style-name="P1"/>
      <text:p text:style-name="P1"><text:s text:c="2"/>isValidChain(chain) {</text:p>
      <text:p text:style-name="P1"><text:s text:c="4"/>if (JSON.stringify(chain[0]) !== JSON.stringify(Block.genesis())) return false;</text:p>
      <text:p text:style-name="P1"><text:s text:c="4"/>for (let i=1; i&lt;chain.length; i++) {</text:p>
      <text:p text:style-name="P1"><text:s text:c="6"/>const block = chain[i];</text:p>
      <text:p text:style-name="P1"><text:s text:c="6"/>const lastBlock = chain[i-1];</text:p>
      <text:p text:style-name="P1"><text:s text:c="6"/>if (</text:p>
      <text:p text:style-name="P1"><text:s text:c="8"/>block.lastHash !== lastBlock.hash ||</text:p>
      <text:p text:style-name="P1"><text:s text:c="8"/>block.hash !== Block.blockHash(block)</text:p>
      <text:p text:style-name="P1"><text:s text:c="6"/>) {</text:p>
      <text:p text:style-name="P1"><text:s text:c="8"/>return false;</text:p>
      <text:p text:style-name="P1"><text:s text:c="6"/>}</text:p>
      <text:p text:style-name="P1"><text:s text:c="4"/>}</text:p>
      <text:p text:style-name="P1"><text:s text:c="4"/>return true;</text:p>
      <text:p text:style-name="P1"><text:s text:c="2"/>}</text:p>
      <text:p text:style-name="P1"/>
      <text:p text:style-name="P1"><text:s text:c="2"/>replaceChain(newChain) {</text:p>
      <text:p text:style-name="P1"><text:s text:c="4"/>if (newChain.length &lt;= this.chain.length) {</text:p>
      <text:p text:style-name="P1"><text:s text:c="6"/>console.log('Received chain is not longer than the current chain.');</text:p>
      <text:p text:style-name="P1"><text:s text:c="6"/>return;</text:p>
      <text:p text:style-name="P1"><text:s text:c="4"/>} else if (!this.isValidChain(newChain)) {</text:p>
      <text:p text:style-name="P1"><text:s text:c="6"/>console.log('The received chain is not valid.');</text:p>
      <text:p text:style-name="P1"><text:s text:c="6"/>return;</text:p>
      <text:p text:style-name="P1"><text:s text:c="4"/>}</text:p>
      <text:p text:style-name="P1"/>
      <text:p text:style-name="P1"><text:s text:c="4"/>console.log('Replacing blockchain with the new chain.');</text:p>
      <text:p text:style-name="P1"><text:s text:c="4"/>this.chain = newChain;</text:p>
      <text:p text:style-name="P1"><text:s text:c="2"/>}</text:p>
      <text:p text:style-name="P1">}</text:p>
      <text:p text:style-name="P1"/>
      <text:p text:style-name="P1">module.exports = Blockchain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0cm">
          <style:column style:rel-width="7285*" fo:start-indent="0cm" fo:end-indent="0cm"/>
          <style:column style:rel-width="728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4:17:35.186189332</meta:creation-date>
    <dc:date>2018-07-27T14:47:31.545662053</dc:date>
    <meta:editing-duration>PT7M46S</meta:editing-duration>
    <meta:editing-cycles>1</meta:editing-cycles>
    <meta:document-statistic meta:table-count="0" meta:image-count="0" meta:object-count="0" meta:page-count="2" meta:paragraph-count="189" meta:word-count="612" meta:character-count="6129" meta:non-whitespace-character-count="5045"/>
    <meta:generator>LibreOffice/5.1.6.2$Linux_X86_64 LibreOffice_project/10m0$Build-2</meta:generator>
  </office:meta>
</office:document-meta>
</file>